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 style:master-page-name="Standard">
      <style:table-properties style:width="6.3in" style:page-number="auto" table:align="margins" style:writing-mode="lr-tb"/>
    </style:style>
    <style:style style:name="Table6.A" style:family="table-column">
      <style:table-column-properties style:column-width="2.6563in" style:rel-column-width="27631*"/>
    </style:style>
    <style:style style:name="Table6.B" style:family="table-column">
      <style:table-column-properties style:column-width="3.6438in" style:rel-column-width="37904*"/>
    </style:style>
    <style:style style:name="Table6.A1" style:family="table-cell">
      <style:table-cell-properties fo:padding="0.0382in" fo:border="none"/>
    </style:style>
    <style:style style:name="Table2" style:family="table">
      <style:table-properties style:width="6.2917in" fo:margin-left="0.0056in" fo:margin-right="0.0028in" table:align="margins" style:writing-mode="lr-tb"/>
    </style:style>
    <style:style style:name="Table2.A" style:family="table-column">
      <style:table-column-properties style:column-width="3.9479in" style:rel-column-width="41122*"/>
    </style:style>
    <style:style style:name="Table2.B" style:family="table-column">
      <style:table-column-properties style:column-width="0.1667in" style:rel-column-width="1736*"/>
    </style:style>
    <style:style style:name="Table2.C" style:family="table-column">
      <style:table-column-properties style:column-width="2.1771in" style:rel-column-width="22677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2917in" fo:margin-left="0.0056in" fo:margin-right="0.0028in" table:align="margins" style:writing-mode="lr-tb"/>
    </style:style>
    <style:style style:name="Table3.A" style:family="table-column">
      <style:table-column-properties style:column-width="1.4896in" style:rel-column-width="15515*"/>
    </style:style>
    <style:style style:name="Table3.B" style:family="table-column">
      <style:table-column-properties style:column-width="4.8021in" style:rel-column-width="5002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2917in" fo:margin-left="0.0056in" fo:margin-right="0.0028in" table:align="margins" style:writing-mode="lr-tb"/>
    </style:style>
    <style:style style:name="Table1.A" style:family="table-column">
      <style:table-column-properties style:column-width="1.4896in" style:rel-column-width="15515*"/>
    </style:style>
    <style:style style:name="Table1.B" style:family="table-column">
      <style:table-column-properties style:column-width="4.8021in" style:rel-column-width="5002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style:use-window-font-color="true" style:font-name="Verdana1" fo:font-size="9pt" fo:language="fr" fo:country="FR" fo:font-weight="bold" officeooo:paragraph-rsid="000eeb58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2" style:family="paragraph" style:parent-style-name="Standard">
      <style:paragraph-properties style:snap-to-layout-grid="false"/>
      <style:text-properties style:use-window-font-color="true" style:font-name="Verdana1" fo:font-size="9pt" fo:language="fr" fo:country="FR" fo:font-weight="bold" officeooo:paragraph-rsid="000eeb58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3" style:family="paragraph" style:parent-style-name="Standard">
      <style:text-properties style:use-window-font-color="true" style:font-name="Verdana1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P4" style:family="paragraph" style:parent-style-name="Standard">
      <style:text-properties style:use-window-font-color="true" style:font-name="Verdana1" fo:font-size="9pt" fo:language="fr" fo:country="FR" officeooo:paragraph-rsid="000eeb58" style:font-name-asian="Times New Roman" style:font-size-asian="9pt" style:font-name-complex="Times New Roman" style:font-size-complex="9pt" style:language-complex="ar" style:country-complex="SA"/>
    </style:style>
    <style:style style:name="P5" style:family="paragraph" style:parent-style-name="Standard">
      <style:text-properties style:use-window-font-color="true" style:font-name="Verdana1" fo:font-size="9pt" fo:language="fr" fo:country="FR" fo:font-weight="normal" style:font-name-asian="Times New Roman" style:font-size-asian="7.84999990463257pt" style:font-weight-asian="normal" style:font-name-complex="Arial" style:font-size-complex="9pt" style:language-complex="ar" style:country-complex="SA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style:font-name="Verdana1" fo:font-size="9pt" fo:font-style="normal" style:text-underline-style="none" style:font-size-asian="9pt" style:font-style-asian="normal" style:font-size-complex="9pt" style:font-style-complex="normal"/>
    </style:style>
    <style:style style:name="P7" style:family="paragraph" style:parent-style-name="Standard">
      <style:text-properties officeooo:paragraph-rsid="000eeb58"/>
    </style:style>
    <style:style style:name="P8" style:family="paragraph" style:parent-style-name="Standard">
      <style:paragraph-properties fo:text-align="end" style:justify-single-word="false"/>
      <style:text-properties style:font-name="Verdana1" fo:font-size="9pt" officeooo:rsid="000eeb58" style:font-size-asian="9pt" style:font-size-complex="9pt"/>
    </style:style>
    <style:style style:name="P9" style:family="paragraph" style:parent-style-name="Standard">
      <style:text-properties style:font-name="Verdana1" fo:font-size="9pt" fo:font-weight="bold" officeooo:rsid="0012689e" style:font-size-asian="9pt" style:font-weight-asian="bold" style:font-size-complex="9pt" style:font-weight-complex="bold"/>
    </style:style>
    <style:style style:name="P10" style:family="paragraph" style:parent-style-name="Text">
      <style:paragraph-properties fo:text-align="end" style:justify-single-word="false"/>
    </style:style>
    <style:style style:name="P11" style:family="paragraph" style:parent-style-name="Text">
      <style:paragraph-properties fo:text-align="end" style:justify-single-word="false"/>
      <style:text-properties officeooo:rsid="00077385"/>
    </style:style>
    <style:style style:name="P12" style:family="paragraph" style:parent-style-name="Text">
      <style:text-properties officeooo:paragraph-rsid="0010a557"/>
    </style:style>
    <style:style style:name="P13" style:family="paragraph" style:parent-style-name="Text">
      <style:paragraph-properties fo:text-align="end" style:justify-single-word="false"/>
      <style:text-properties officeooo:rsid="0010a557" officeooo:paragraph-rsid="0010a557"/>
    </style:style>
    <style:style style:name="P14" style:family="paragraph" style:parent-style-name="Text">
      <style:paragraph-properties fo:text-align="end" style:justify-single-word="false"/>
      <style:text-properties officeooo:rsid="001963ec" officeooo:paragraph-rsid="001963ec"/>
    </style:style>
    <style:style style:name="P15" style:family="paragraph" style:parent-style-name="Text">
      <style:text-properties officeooo:rsid="001963ec" officeooo:paragraph-rsid="001963ec"/>
    </style:style>
    <style:style style:name="P16" style:family="paragraph" style:parent-style-name="Standard" style:master-page-name="Standard">
      <style:paragraph-properties style:page-number="auto"/>
      <style:text-properties style:use-window-font-color="true" style:font-name="Verdana1" fo:font-size="9pt" fo:language="fr" fo:country="FR" fo:font-weight="bold" officeooo:paragraph-rsid="000eeb58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7" style:family="paragraph" style:parent-style-name="Standard" style:list-style-name="L3">
      <style:text-properties style:font-name="Verdana1" fo:font-size="9pt" officeooo:rsid="0010a557" style:font-size-asian="9pt" style:font-size-complex="9pt"/>
    </style:style>
    <style:style style:name="P18" style:family="paragraph" style:parent-style-name="Standard" style:list-style-name="L5">
      <style:text-properties style:font-name="Verdana1" fo:font-size="9pt" fo:font-weight="normal" officeooo:rsid="0012689e" officeooo:paragraph-rsid="0012689e" style:font-size-asian="9pt" style:font-weight-asian="normal" style:font-size-complex="9pt" style:font-weight-complex="normal"/>
    </style:style>
    <style:style style:name="P19" style:family="paragraph" style:parent-style-name="Standard" style:list-style-name="L5">
      <style:text-properties style:font-name="Verdana1" fo:font-size="9pt" fo:font-weight="normal" officeooo:rsid="001449ca" officeooo:paragraph-rsid="001449ca" style:font-size-asian="9pt" style:font-weight-asian="normal" style:font-size-complex="9pt" style:font-weight-complex="normal"/>
    </style:style>
    <style:style style:name="P20" style:family="paragraph" style:parent-style-name="Heading_20_1">
      <style:paragraph-properties fo:margin-left="0in" fo:margin-right="0in" fo:text-align="center" style:justify-single-word="false" fo:text-indent="0in" style:auto-text-indent="false" fo:padding-left="0.1252in" fo:padding-right="0.0555in" fo:padding-top="0.0138in" fo:padding-bottom="0.0138in" fo:border="0.99pt solid #000000">
        <style:tab-stops>
          <style:tab-stop style:position="0in"/>
        </style:tab-stops>
      </style:paragraph-properties>
      <style:text-properties style:use-window-font-color="true" style:font-name="Verdana1" fo:font-size="16pt" fo:language="fr" fo:country="FR" fo:font-weight="bold" officeooo:rsid="00077385" officeooo:paragraph-rsid="00077385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21" style:family="paragraph" style:parent-style-name="Heading_20_3">
      <style:paragraph-properties fo:margin-left="0in" fo:margin-right="0in" fo:text-indent="0in" style:auto-text-indent="false" fo:padding-left="0in" fo:padding-right="0in" fo:padding-top="0in" fo:padding-bottom="0.0138in" fo:border-left="none" fo:border-right="none" fo:border-top="none" fo:border-bottom="0.99pt solid #000000">
        <style:tab-stops>
          <style:tab-stop style:position="0in"/>
        </style:tab-stops>
      </style:paragraph-properties>
      <style:text-properties style:use-window-font-color="true" style:font-name="Verdana1" fo:font-size="12pt" fo:language="fr" fo:country="FR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Heading_20_3">
      <style:paragraph-properties fo:margin-left="0in" fo:margin-right="0in" fo:text-indent="0in" style:auto-text-indent="false" fo:padding-left="0in" fo:padding-right="0in" fo:padding-top="0in" fo:padding-bottom="0.0138in" fo:border-left="none" fo:border-right="none" fo:border-top="none" fo:border-bottom="0.99pt solid #000000">
        <style:tab-stops>
          <style:tab-stop style:position="0in"/>
        </style:tab-stops>
      </style:paragraph-properties>
      <style:text-properties style:use-window-font-color="true" style:font-name="Verdana1" fo:font-size="12pt" fo:language="fr" fo:country="FR" fo:font-weight="bold" officeooo:paragraph-rsid="000eeb5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Heading_20_3">
      <style:paragraph-properties fo:margin-left="0in" fo:margin-right="0in" fo:text-indent="0in" style:auto-text-indent="false" fo:padding-left="0in" fo:padding-right="0in" fo:padding-top="0in" fo:padding-bottom="0.0138in" fo:border-left="none" fo:border-right="none" fo:border-top="none" fo:border-bottom="0.99pt solid #000000">
        <style:tab-stops>
          <style:tab-stop style:position="0in"/>
        </style:tab-stops>
      </style:paragraph-properties>
      <style:text-properties style:use-window-font-color="true" style:font-name="Verdana1" fo:font-size="12pt" fo:language="fr" fo:country="FR" fo:font-weight="bold" officeooo:paragraph-rsid="0007738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" style:family="paragraph" style:parent-style-name="Text" style:list-style-name="List_20_1">
      <style:text-properties officeooo:rsid="0010a557" officeooo:paragraph-rsid="0010a557"/>
    </style:style>
    <style:style style:name="P25" style:family="paragraph" style:parent-style-name="Text" style:list-style-name="L1">
      <style:text-properties officeooo:rsid="0010a557" officeooo:paragraph-rsid="0010a557"/>
    </style:style>
    <style:style style:name="P26" style:family="paragraph" style:parent-style-name="Text" style:list-style-name="L2">
      <style:text-properties officeooo:rsid="0010a557" officeooo:paragraph-rsid="0010a557"/>
    </style:style>
    <style:style style:name="P27" style:family="paragraph" style:parent-style-name="Text" style:list-style-name="L4">
      <style:text-properties officeooo:paragraph-rsid="000eeb58"/>
    </style:style>
    <style:style style:name="P28" style:family="paragraph" style:parent-style-name="Text" style:list-style-name="L4">
      <style:text-properties officeooo:rsid="0018f283" officeooo:paragraph-rsid="0018f283"/>
    </style:style>
    <style:style style:name="T1" style:family="text">
      <style:text-properties style:font-name="Verdana1" fo:font-size="9pt" style:font-size-asian="9pt" style:font-size-complex="9pt"/>
    </style:style>
    <style:style style:name="T2" style:family="text">
      <style:text-properties style:font-name="Verdana1" fo:font-size="9pt" fo:font-style="italic" style:font-size-asian="9pt" style:font-style-asian="italic" style:font-size-complex="9pt" style:font-style-complex="italic"/>
    </style:style>
    <style:style style:name="T3" style:family="text">
      <style:text-properties style:use-window-font-color="true" style:font-name="Verdana1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style:use-window-font-color="true" style:font-name="Verdana1" fo:font-size="9pt" fo:language="fr" fo:country="FR" fo:font-style="normal" officeooo:rsid="00077385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T5" style:family="text">
      <style:text-properties style:use-window-font-color="true" style:font-name="Verdana1" fo:font-size="9pt" fo:font-style="normal" style:text-underline-style="none" style:font-size-asian="9pt" style:font-style-asian="normal" style:font-size-complex="9pt" style:font-style-complex="normal"/>
    </style:style>
    <style:style style:name="T6" style:family="text">
      <style:text-properties style:use-window-font-color="true" style:text-position="super 58%" style:font-name="Verdana1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T7" style:family="text">
      <style:text-properties officeooo:rsid="00077385"/>
    </style:style>
    <style:style style:name="T8" style:family="text">
      <style:text-properties fo:font-variant="normal" fo:text-transform="none" style:use-window-font-color="true" style:font-name="Verdana1" fo:font-size="9pt" fo:letter-spacing="normal" fo:language="fr" fo:country="FR" fo:font-style="normal" fo:font-weight="normal" officeooo:rsid="00077385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T9" style:family="text">
      <style:text-properties fo:font-variant="normal" fo:text-transform="none" style:use-window-font-color="true" style:font-name="Verdana1" fo:font-size="9pt" fo:letter-spacing="normal" fo:language="fr" fo:country="FR" fo:font-style="normal" style:text-underline-style="none" fo:font-weight="normal" style:font-name-asian="Times New Roman" style:font-size-asian="9pt" style:font-name-complex="Times New Roman" style:font-size-complex="9pt" style:language-complex="ar" style:country-complex="SA"/>
    </style:style>
    <style:style style:name="T10" style:family="text">
      <style:text-properties officeooo:rsid="0010a557"/>
    </style:style>
    <style:style style:name="T11" style:family="text">
      <style:text-properties officeooo:rsid="001963ec"/>
    </style:style>
    <style:style style:name="T12" style:family="text">
      <style:text-properties officeooo:rsid="001af70b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Matthieu HONEL</text:p>
            <text:p text:style-name="P4">54, rue Perier</text:p>
            <text:p text:style-name="P4">92 120 Montrouge</text:p>
            <text:p text:style-name="P7"><text:span text:style-name="T1">Portable : </text:span><text:span text:style-name="T2">06.08.99.80.63</text:span></text:p>
            <text:p text:style-name="P7"><text:span text:style-name="T1">Email : </text:span><text:span text:style-name="Internet_20_link"><text:span text:style-name="T5">matthieu.honel@free.fr</text:span></text:span></text:p>
          </table:table-cell>
          <table:table-cell table:style-name="Table6.A1" office:value-type="string">
            <text:p text:style-name="P6"/>
            <text:p text:style-name="P6"/>
            <text:p text:style-name="P6"><text:a xlink:type="simple" xlink:href="http://matthieu.honel.fr/" text:style-name="Internet_20_link" text:visited-style-name="Visited_20_Internet_20_Link">http://matthieu.honel.fr/</text:a></text:p>
            <text:p text:style-name="P8"><text:a xlink:type="simple" xlink:href="http://www.viadeo.com/fr/profile/matthieu.honel" text:style-name="Internet_20_link" text:visited-style-name="Visited_20_Internet_20_Link">http://www.viadeo.com/fr/profile/matthieu.honel</text:a></text:p>
            <text:p text:style-name="P8"><text:a xlink:type="simple" xlink:href="http://stackoverflow.com/users/248343/ocus" text:style-name="Internet_20_link" text:visited-style-name="Visited_20_Internet_20_Link">http://stackoverflow.com/users/248343/ocus</text:a></text:p>
          </table:table-cell>
        </table:table-row>
      </table:table>
      <text:p text:style-name="P3"/>
      <text:h text:style-name="P20" text:outline-level="1">Développeur <text:span text:style-name="T10">Android / Web</text:span></text:h>
      <text:p text:style-name="P5"/>
      <text:h text:style-name="P22" text:outline-level="3">Atouts</text:h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Programmation :</text:p>
            <text:list xml:id="list1531607676663177107" text:style-name="List_20_1">
              <text:list-item>
                <text:p text:style-name="P24">Applications : </text:p>
              </text:list-item>
            </text:list>
            <text:list xml:id="list9217405006065565157" text:style-name="L1">
              <text:list-item>
                <text:p text:style-name="P25">Android (Java)</text:p>
              </text:list-item>
            </text:list>
            <text:list xml:id="list141705345839838" text:continue-list="list1531607676663177107" text:style-name="List_20_1">
              <text:list-item>
                <text:p text:style-name="P24">Web : </text:p>
              </text:list-item>
            </text:list>
            <text:list xml:id="list2927192984882693233" text:style-name="L2">
              <text:list-item>
                <text:p text:style-name="P26">Maîtrise : (x)HTML, HTML5, CSS, XML, javascript, AJAX (ExtJS / Sencha), PHP, Java, SQL, Apache, Symfony</text:p>
              </text:list-item>
              <text:list-item>
                <text:p text:style-name="P26">Notions : J2EE, ASP, CGI (Perl), Flash, ActionScript, Perl, Python</text:p>
              </text:list-item>
            </text:list>
            <text:list xml:id="list141705868029697" text:continue-list="list141705345839838" text:style-name="List_20_1">
              <text:list-item>
                <text:p text:style-name="P24">Divers : </text:p>
              </text:list-item>
            </text:list>
            <text:list xml:id="list5802028550511856184" text:style-name="L3">
              <text:list-item>
                <text:p text:style-name="P17">Notions : C, C++, Python, Perl, Bash</text:p>
              </text:list-item>
            </text:list>
          </table:table-cell>
          <table:table-cell table:style-name="Table2.B1" office:value-type="string">
            <text:p text:style-name="P2"/>
          </table:table-cell>
          <table:table-cell table:style-name="Table2.C1" office:value-type="string">
            <text:p text:style-name="P1">Systèmes d’exploitation :</text:p>
            <text:list xml:id="list2620517384908676670" text:style-name="L4">
              <text:list-item>
                <text:p text:style-name="P27">GNU/Linux</text:p>
              </text:list-item>
              <text:list-item>
                <text:p text:style-name="P28">Windows</text:p>
              </text:list-item>
            </text:list>
            <text:p text:style-name="P9">Divers :</text:p>
            <text:list xml:id="list8529935081456317240" text:style-name="L5">
              <text:list-item>
                <text:p text:style-name="P18">Anglais (lu, parlé, écrit)</text:p>
              </text:list-item>
              <text:list-item>
                <text:p text:style-name="P19">Espagnol (scolaire)</text:p>
              </text:list-item>
            </text:list>
          </table:table-cell>
        </table:table-row>
      </table:table>
      <text:p text:style-name="P7"/>
      <text:h text:style-name="P23" text:outline-level="3">Expériences professionnel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2015-aujourd'hui</text:p>
          </table:table-cell>
          <table:table-cell table:style-name="Table3.A1" office:value-type="string">
            <text:p text:style-name="P15">Lead développeur pour la société Adnow (<text:a xlink:type="simple" xlink:href="http://adnow.io/" text:style-name="Internet_20_link" text:visited-style-name="Visited_20_Internet_20_Link">http://adnow.io/</text:a>).</text:p>
          </table:table-cell>
        </table:table-row>
        <table:table-row table:style-name="Table3.1">
          <table:table-cell table:style-name="Table3.A1" office:value-type="string">
            <text:p text:style-name="P13">2011-<text:span text:style-name="T12">2014 :</text:span></text:p>
          </table:table-cell>
          <table:table-cell table:style-name="Table3.A1" office:value-type="string">
            <text:p text:style-name="P12"><text:span text:style-name="T10">Développeur Senior Web &amp; Mobile pour la société Pure Agency (</text:span><text:a xlink:type="simple" xlink:href="http://www.pureagency.com/" text:style-name="Internet_20_link" text:visited-style-name="Visited_20_Internet_20_Link"><text:span text:style-name="T10">http://www.pureagency.com/</text:span></text:a><text:a xlink:type="simple" xlink:href="http://www.pureagency.com/):réalisation" text:style-name="Internet_20_link" text:visited-style-name="Visited_20_Internet_20_Link"><text:span text:style-name="T10">)</text:span></text:a><text:span text:style-name="T10">: réalisation de l'application publique Android Disneyland Paris, développement de l'application B2B Darty Nomad Livraison, maintenance de la plateforme PureROI (tracking et statistiques des applications web, iOS et Android ; campagnes marketing ; messages PUSH), développement de divers backends et raccordements à des API tierces.</text:span></text:p>
          </table:table-cell>
        </table:table-row>
        <table:table-row table:style-name="Table3.1">
          <table:table-cell table:style-name="Table3.A1" office:value-type="string">
            <text:p text:style-name="P11">2006-201<text:span text:style-name="T10">1</text:span> :</text:p>
          </table:table-cell>
          <table:table-cell table:style-name="Table3.A1" office:value-type="string">
            <text:p text:style-name="Text"><text:span text:style-name="T4">Expert technique Web 2.0 pour la société Haiku (</text:span><text:a xlink:type="simple" xlink:href="http://www.haiku.fr/" text:style-name="Internet_20_link" text:visited-style-name="Visited_20_Internet_20_Link">www.haiku.fr</text:a><text:span text:style-name="T4">) : </text:span><text:span text:style-name="T8">réalisation de divers sites, extranet, intranet. Maintien d'une plateforme pour l'internet mobile. Développement d'une application Web 2.0 destinée à la gestion des portails wap et imode de Bouygues Telecom. Développement d'applications mobiles (Android, OVI).</text:span></text:p>
          </table:table-cell>
        </table:table-row>
        <table:table-row table:style-name="Table3.1">
          <table:table-cell table:style-name="Table3.A1" office:value-type="string">
            <text:p text:style-name="P10">2004-20<text:span text:style-name="T7">06</text:span> :</text:p>
            <text:p text:style-name="P10">(licenciement économique)</text:p>
          </table:table-cell>
          <table:table-cell table:style-name="Table3.A1" office:value-type="string">
            <text:p text:style-name="Text"><text:span text:style-name="Internet_20_link"><text:span text:style-name="T9">Développeur Web pour la société Option (Montrouge 92) : réalisation de divers sites, dont le site vitrine de l'entreprise (http://www.option.fr/, site fermé) et le site de partage d'images http://www.imagorama.com/ (site fermé)</text:span></text:span></text:p>
          </table:table-cell>
        </table:table-row>
        <table:table-row table:style-name="Table3.1">
          <table:table-cell table:style-name="Table3.A1" office:value-type="string">
            <text:p text:style-name="P10">2002-2004 :</text:p>
          </table:table-cell>
          <table:table-cell table:style-name="Table3.A1" office:value-type="string">
            <text:p text:style-name="Text">Assistant développeur chez Mediterranean Shipping Company, conception et développement d’un Intranet</text:p>
          </table:table-cell>
        </table:table-row>
        <table:table-row table:style-name="Table3.1">
          <table:table-cell table:style-name="Table3.A1" office:value-type="string">
            <text:p text:style-name="P10">2002 :</text:p>
          </table:table-cell>
          <table:table-cell table:style-name="Table3.A1" office:value-type="string">
            <text:p text:style-name="Text">Equipier polyvalent (Mc Donald’s)</text:p>
          </table:table-cell>
        </table:table-row>
      </table:table>
      <text:h text:style-name="P21" text:outline-level="3">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2002-2004 :</text:p>
          </table:table-cell>
          <table:table-cell table:style-name="Table1.A1" office:value-type="string">
            <text:p text:style-name="Text">BTS Concepteur Développeur Multimédia en alternance au CESI (Mont-Saint-Aignan) chez Mediterranean Shipping Company (Le Havre) : conception, réalisation et maintenance d'un intranet</text:p>
          </table:table-cell>
        </table:table-row>
        <table:table-row table:style-name="Table1.1">
          <table:table-cell table:style-name="Table1.A1" office:value-type="string">
            <text:p text:style-name="P10">2000-2001 :</text:p>
          </table:table-cell>
          <table:table-cell table:style-name="Table1.A1" office:value-type="string">
            <text:p text:style-name="Text"><text:span text:style-name="T3">1</text:span><text:span text:style-name="T6">ère</text:span><text:span text:style-name="T3"> année de BTS de Conception de Produits Industriels. (CAO/DAO)</text:span></text:p>
          </table:table-cell>
        </table:table-row>
        <table:table-row table:style-name="Table1.1">
          <table:table-cell table:style-name="Table1.A1" office:value-type="string">
            <text:p text:style-name="P10">1998-2000 :</text:p>
          </table:table-cell>
          <table:table-cell table:style-name="Table1.A1" office:value-type="string">
            <text:p text:style-name="Text"><text:span text:style-name="T3">1</text:span><text:span text:style-name="T6">ère</text:span><text:span text:style-name="T3"> et Terminale Science et Technologie Industrielle, Génie Mécanique option Productique – Baccalauréat obtenu mention assez bien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bottom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4.728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 style:master-page-name="">
      <style:paragraph-properties fo:text-align="justify" style:justify-single-word="false" style:page-number="auto">
        <style:tab-stops/>
      </style:paragraph-properties>
      <style:text-properties style:font-name="Verdana" fo:font-family="Verdana" style:font-style-name="Normal" style:font-family-generic="swiss" style:font-pitch="variable" fo:font-size="9pt" fo:font-style="normal"/>
    </style:style>
    <style:style style:name="Table" style:family="paragraph" style:parent-style-name="Caption" style:class="extra"/>
    <style:style style:name="List_20_1" style:display-name="List 1" style:family="paragraph" style:parent-style-name="List" style:list-style-name="List_20_1" style:class="list" style:master-page-name="">
      <style:paragraph-properties fo:margin-left="0in" fo:margin-right="0in" fo:margin-top="0in" fo:margin-bottom="0in" loext:contextual-spacing="false" fo:text-indent="0in" style:auto-text-indent="false" style:page-number="auto"/>
      <style:text-properties style:font-name="Verdana" fo:font-family="Verdana" style:font-style-name="Normal" style:font-family-generic="swiss" style:font-pitch="variable" fo:font-size="9pt"/>
    </style:style>
    <style:style style:name="List_20_2" style:display-name="List 2" style:family="paragraph" style:parent-style-name="List" style:list-style-name="List_20_3" style:class="list">
      <style:paragraph-properties fo:margin-left="0in" fo:margin-right="0in" fo:margin-top="0in" fo:margin-bottom="0.0598in" loext:contextual-spacing="false" fo:text-indent="0in" style:auto-text-indent="false"/>
      <style:text-properties style:font-name="Verdana" fo:font-family="Verdana" style:font-style-name="Normal" style:font-family-generic="swiss" style:font-pitch="variable" fo:font-size="9pt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space" fo:text-indent="-0.2in" fo:margin-left="0.3in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201in" fo:margin-left="0.2902in"/>
        </style:list-level-properties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space" fo:text-indent="-0.35in" fo:margin-left="0.55in"/>
        </style:list-level-properties>
        <style:text-properties style:font-name="OpenSymbol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9839in" fo:margin-right="0.983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tthieu HONEL</dc:title>
    <meta:initial-creator>picoss</meta:initial-creator>
    <meta:creation-date>2004-12-05T23:03:00</meta:creation-date>
    <dc:date>2016-01-21T14:17:04.235808599</dc:date>
    <meta:print-date>2004-07-04T19:29:00</meta:print-date>
    <meta:editing-cycles>20</meta:editing-cycles>
    <meta:editing-duration>PT17H26M43S</meta:editing-duration>
    <meta:generator>LibreOffice/5.0.4.2$Linux_X86_64 LibreOffice_project/00m0$Build-2</meta:generator>
    <meta:document-statistic meta:table-count="4" meta:image-count="0" meta:object-count="0" meta:page-count="1" meta:paragraph-count="45" meta:word-count="308" meta:character-count="2311" meta:non-whitespace-character-count="2052"/>
    <meta:user-defined meta:name="Info 1"/>
    <meta:user-defined meta:name="Info 2"/>
    <meta:user-defined meta:name="Info 3"/>
    <meta:user-defined meta:name="Info 4"/>
  </office:meta>
</office:document-meta>
</file>